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LayoutPossibilities.getMinLin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LineLayoutPossi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LayoutPossibilities.getPossibilitie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sibility.Possibility( int lc , double d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eLayoutPossibilities.savePossibilities( boolean bSaveOptLin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eLayoutPossibilities.getChosenLin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getMaxLin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sibility.addBreakPosition( 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addPossibility( int ln , double d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ineLayoutPossibilities.addBreakPosition( Position po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print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eLayoutPossibilities.getChosenDemer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sibility.getLin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canUseLess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applyLineCountAdjustment( int ad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ssibility.getBreakPositio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getDemerit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restorePossibiliti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ineLayoutPossibilities.getLineCou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getOptLin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sibility.getDemer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getChosenPositio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LayoutPossibilities.canUseMore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